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start" style:justify-single-word="false"/>
    </style:style>
    <style:style style:name="P2" style:family="paragraph" style:parent-style-name="Preformatted_20_Text">
      <style:paragraph-properties fo:margin-top="0cm" fo:margin-bottom="0.499cm" style:contextual-spacing="false" fo:line-height="150%"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fo:color="#abb2bf" loext:opacity="100%" style:font-name="Fira Code" fo:background-color="#282c34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tructura de Microservicios para ERP de Concesionario</text:h>
      <text:h text:style-name="Heading_20_2" text:outline-level="2">1. Microservicio de Usuarios (Lumen)</text:h>
      <text:p text:style-name="Text_20_body"><text:span text:style-name="Strong_20_Emphasis">Responsabilidades:</text:span></text:p>
      <text:list xml:id="list3262854377" text:style-name="L1">
        <text:list-item>
          <text:p text:style-name="P4">Gestión de usuarios del sistema (administradores, vendedores, etc.) </text:p>
        </text:list-item>
        <text:list-item>
          <text:p text:style-name="P4">Autenticación y autorización (JWT) </text:p>
        </text:list-item>
        <text:list-item>
          <text:p text:style-name="P4">Gestión de roles y permisos </text:p>
        </text:list-item>
        <text:list-item>
          <text:p text:style-name="P3">Registro e inicio de sesión </text:p>
        </text:list-item>
      </text:list>
      <text:p text:style-name="Text_20_body"><text:span text:style-name="Strong_20_Emphasis">Endpoints principales:</text:span></text:p>
      <text:p text:style-name="Preformatted_20_Text">Copy</text:p>
      <text:p text:style-name="P1"><text:span text:style-name="Source_20_Text"><text:span text:style-name="T1">GET /api/users <text:s text:c="16"/>- Listar usuarios</text:span></text:span></text:p>
      <text:p text:style-name="P1"><text:span text:style-name="Source_20_Text"><text:span text:style-name="T1">POST /api/users <text:s text:c="15"/>- Crear usuario</text:span></text:span></text:p>
      <text:p text:style-name="P1"><text:span text:style-name="Source_20_Text"><text:span text:style-name="T1">GET /api/users/{id} <text:s text:c="11"/>- Obtener usuario</text:span></text:span></text:p>
      <text:p text:style-name="P1"><text:span text:style-name="Source_20_Text"><text:span text:style-name="T1">PUT /api/users/{id} <text:s text:c="11"/>- Actualizar usuario</text:span></text:span></text:p>
      <text:p text:style-name="P1"><text:span text:style-name="Source_20_Text"><text:span text:style-name="T1">DELETE /api/users/{id} <text:s text:c="8"/>- Eliminar usuario</text:span></text:span></text:p>
      <text:p text:style-name="P1"><text:span text:style-name="Source_20_Text"><text:span text:style-name="T1">POST /api/auth/login <text:s text:c="10"/>- Login</text:span></text:span></text:p>
      <text:p text:style-name="P1"><text:span text:style-name="Source_20_Text"><text:span text:style-name="T1">POST /api/auth/logout <text:s text:c="9"/>- Logout</text:span></text:span></text:p>
      <text:p text:style-name="P2"><text:span text:style-name="Source_20_Text"><text:span text:style-name="T1">POST /api/auth/refresh-token <text:s text:c="2"/>- Refrescar token</text:span></text:span></text:p>
      <text:h text:style-name="Heading_20_2" text:outline-level="2">2. Microservicio de Clientes (Lumen)</text:h>
      <text:p text:style-name="Text_20_body"><text:span text:style-name="Strong_20_Emphasis">Responsabilidades:</text:span></text:p>
      <text:list xml:id="list3104923480" text:style-name="L2">
        <text:list-item>
          <text:p text:style-name="P6">Gestión de información de clientes </text:p>
        </text:list-item>
        <text:list-item>
          <text:p text:style-name="P6">Historial de compras </text:p>
        </text:list-item>
        <text:list-item>
          <text:p text:style-name="P6">Intereses y preferencias </text:p>
        </text:list-item>
        <text:list-item>
          <text:p text:style-name="P5">CRM básico </text:p>
        </text:list-item>
      </text:list>
      <text:p text:style-name="Text_20_body"><text:span text:style-name="Strong_20_Emphasis">Endpoints principales:</text:span></text:p>
      <text:p text:style-name="Preformatted_20_Text">Copy</text:p>
      <text:p text:style-name="P1"><text:span text:style-name="Source_20_Text"><text:span text:style-name="T1">GET /api/clients <text:s text:c="15"/>- Listar clientes</text:span></text:span></text:p>
      <text:p text:style-name="P1"><text:span text:style-name="Source_20_Text"><text:span text:style-name="T1">POST /api/clients <text:s text:c="14"/>- Crear cliente</text:span></text:span></text:p>
      <text:p text:style-name="P1"><text:span text:style-name="Source_20_Text"><text:span text:style-name="T1">GET /api/clients/{id} <text:s text:c="10"/>- Obtener cliente</text:span></text:span></text:p>
      <text:p text:style-name="P1"><text:span text:style-name="Source_20_Text"><text:span text:style-name="T1">PUT /api/clients/{id} <text:s text:c="10"/>- Actualizar cliente</text:span></text:span></text:p>
      <text:p text:style-name="P1"><text:span text:style-name="Source_20_Text"><text:span text:style-name="T1">DELETE /api/clients/{id} <text:s text:c="7"/>- Eliminar cliente</text:span></text:span></text:p>
      <text:p text:style-name="P1"><text:span text:style-name="Source_20_Text"><text:span text:style-name="T1">GET /api/clients/{id}/purchases - Historial de compras</text:span></text:span></text:p>
      <text:p text:style-name="P2"><text:span text:style-name="Source_20_Text"><text:span text:style-name="T1">POST /api/clients/{id}/interests - Registrar intereses</text:span></text:span></text:p>
      <text:h text:style-name="Heading_20_2" text:outline-level="2"><text:soft-page-break/>3. Microservicio de Vehículos (Lumen)</text:h>
      <text:p text:style-name="Text_20_body"><text:span text:style-name="Strong_20_Emphasis">Responsabilidades:</text:span></text:p>
      <text:list xml:id="list325773014" text:style-name="L3">
        <text:list-item>
          <text:p text:style-name="P8">Gestión del inventario de vehículos </text:p>
        </text:list-item>
        <text:list-item>
          <text:p text:style-name="P8">Características técnicas </text:p>
        </text:list-item>
        <text:list-item>
          <text:p text:style-name="P8">Gestión de imágenes </text:p>
        </text:list-item>
        <text:list-item>
          <text:p text:style-name="P8">Precios y ofertas </text:p>
        </text:list-item>
        <text:list-item>
          <text:p text:style-name="P7">Estado (disponible, reservado, vendido) </text:p>
        </text:list-item>
      </text:list>
      <text:p text:style-name="Text_20_body"><text:span text:style-name="Strong_20_Emphasis">Endpoints principales:</text:span></text:p>
      <text:p text:style-name="Preformatted_20_Text">Copy</text:p>
      <text:p text:style-name="P1"><text:span text:style-name="Source_20_Text"><text:span text:style-name="T1">GET /api/vehicles <text:s text:c="15"/>- Listar vehículos</text:span></text:span></text:p>
      <text:p text:style-name="P1"><text:span text:style-name="Source_20_Text"><text:span text:style-name="T1">POST /api/vehicles <text:s text:c="14"/>- Crear vehículo</text:span></text:span></text:p>
      <text:p text:style-name="P1"><text:span text:style-name="Source_20_Text"><text:span text:style-name="T1">GET /api/vehicles/{id} <text:s text:c="10"/>- Obtener vehículo</text:span></text:span></text:p>
      <text:p text:style-name="P1"><text:span text:style-name="Source_20_Text"><text:span text:style-name="T1">PUT /api/vehicles/{id} <text:s text:c="10"/>- Actualizar vehículo</text:span></text:span></text:p>
      <text:p text:style-name="P1"><text:span text:style-name="Source_20_Text"><text:span text:style-name="T1">DELETE /api/vehicles/{id} <text:s text:c="7"/>- Eliminar vehículo</text:span></text:span></text:p>
      <text:p text:style-name="P1"><text:span text:style-name="Source_20_Text"><text:span text:style-name="T1">POST /api/vehicles/{id}/images <text:s text:c="2"/>- Subir imágenes</text:span></text:span></text:p>
      <text:p text:style-name="P1"><text:span text:style-name="Source_20_Text"><text:span text:style-name="T1">GET /api/vehicles/search <text:s text:c="8"/>- Buscar vehículos</text:span></text:span></text:p>
      <text:p text:style-name="P2"><text:span text:style-name="Source_20_Text"><text:span text:style-name="T1">PUT /api/vehicles/{id}/status <text:s text:c="3"/>- Cambiar estado</text:span></text:span></text:p>
      <text:h text:style-name="Heading_20_2" text:outline-level="2">4. Microservicio de Ventas (Laravel 10)</text:h>
      <text:p text:style-name="Text_20_body"><text:span text:style-name="Strong_20_Emphasis">Responsabilidades:</text:span></text:p>
      <text:list xml:id="list1066301993" text:style-name="L4">
        <text:list-item>
          <text:p text:style-name="P10">Gestión de ventas y transacciones </text:p>
        </text:list-item>
        <text:list-item>
          <text:p text:style-name="P10">Seguimiento del proceso de venta </text:p>
        </text:list-item>
        <text:list-item>
          <text:p text:style-name="P10">Financiación y pagos </text:p>
        </text:list-item>
        <text:list-item>
          <text:p text:style-name="P9">Contratos y documentación </text:p>
        </text:list-item>
      </text:list>
      <text:p text:style-name="Text_20_body"><text:span text:style-name="Strong_20_Emphasis">Endpoints principales:</text:span></text:p>
      <text:p text:style-name="Preformatted_20_Text">Copy</text:p>
      <text:p text:style-name="P1"><text:span text:style-name="Source_20_Text"><text:span text:style-name="T1">GET /api/sales <text:s text:c="18"/>- Listar ventas</text:span></text:span></text:p>
      <text:p text:style-name="P1"><text:span text:style-name="Source_20_Text"><text:span text:style-name="T1">POST /api/sales <text:s text:c="17"/>- Crear venta</text:span></text:span></text:p>
      <text:p text:style-name="P1"><text:span text:style-name="Source_20_Text"><text:span text:style-name="T1">GET /api/sales/{id} <text:s text:c="13"/>- Obtener venta</text:span></text:span></text:p>
      <text:p text:style-name="P1"><text:span text:style-name="Source_20_Text"><text:span text:style-name="T1">PUT /api/sales/{id} <text:s text:c="13"/>- Actualizar venta</text:span></text:span></text:p>
      <text:p text:style-name="P1"><text:span text:style-name="Source_20_Text"><text:span text:style-name="T1">GET /api/sales/reports <text:s text:c="10"/>- Reportes de ventas</text:span></text:span></text:p>
      <text:p text:style-name="P1"><text:span text:style-name="Source_20_Text"><text:span text:style-name="T1">POST /api/sales/{id}/documents <text:s text:c="2"/>- Generar documentos</text:span></text:span></text:p>
      <text:p text:style-name="P2"><text:span text:style-name="Source_20_Text"><text:span text:style-name="T1">POST /api/sales/{id}/payments <text:s text:c="3"/>- Registrar pagos</text:span></text:span></text:p>
      <text:h text:style-name="Heading_20_2" text:outline-level="2">5. Microservicio de Estadísticas (Laravel 10)</text:h>
      <text:p text:style-name="Text_20_body"><text:span text:style-name="Strong_20_Emphasis">Responsabilidades:</text:span></text:p>
      <text:list xml:id="list2277733725" text:style-name="L5">
        <text:list-item>
          <text:p text:style-name="P12"><text:soft-page-break/>Análisis de datos </text:p>
        </text:list-item>
        <text:list-item>
          <text:p text:style-name="P12">Dashboard con KPIs </text:p>
        </text:list-item>
        <text:list-item>
          <text:p text:style-name="P12">Reportes personalizados </text:p>
        </text:list-item>
        <text:list-item>
          <text:p text:style-name="P11">Predicciones de ventas </text:p>
        </text:list-item>
      </text:list>
      <text:p text:style-name="Text_20_body"><text:span text:style-name="Strong_20_Emphasis">Endpoints principales:</text:span></text:p>
      <text:p text:style-name="Preformatted_20_Text">Copy</text:p>
      <text:p text:style-name="P1"><text:span text:style-name="Source_20_Text"><text:span text:style-name="T1">GET /api/stats/dashboard <text:s text:c="8"/>- Datos para dashboard</text:span></text:span></text:p>
      <text:p text:style-name="P1"><text:span text:style-name="Source_20_Text"><text:span text:style-name="T1">GET /api/stats/sales <text:s text:c="12"/>- Estadísticas de ventas</text:span></text:span></text:p>
      <text:p text:style-name="P1"><text:span text:style-name="Source_20_Text"><text:span text:style-name="T1">GET /api/stats/inventory <text:s text:c="8"/>- Estadísticas de inventario</text:span></text:span></text:p>
      <text:p text:style-name="P1"><text:span text:style-name="Source_20_Text"><text:span text:style-name="T1">GET /api/stats/clients <text:s text:c="10"/>- Estadísticas de clientes</text:span></text:span></text:p>
      <text:p text:style-name="P2"><text:span text:style-name="Source_20_Text"><text:span text:style-name="T1">POST /api/stats/reports/custom <text:s text:c="2"/>- Generar reportes personalizados</text:span></text:span></text:p>
      <text:h text:style-name="Heading_20_2" text:outline-level="2">6. Microservicio de Sitio Web (Laravel 10)</text:h>
      <text:p text:style-name="Text_20_body"><text:span text:style-name="Strong_20_Emphasis">Responsabilidades:</text:span></text:p>
      <text:list xml:id="list2479945545" text:style-name="L6">
        <text:list-item>
          <text:p text:style-name="P14">API para la página web pública </text:p>
        </text:list-item>
        <text:list-item>
          <text:p text:style-name="P14">Gestión de contenidos </text:p>
        </text:list-item>
        <text:list-item>
          <text:p text:style-name="P14">Búsqueda avanzada de vehículos </text:p>
        </text:list-item>
        <text:list-item>
          <text:p text:style-name="P14">Formularios de contacto </text:p>
        </text:list-item>
        <text:list-item>
          <text:p text:style-name="P13">Integraciones con redes sociales </text:p>
        </text:list-item>
      </text:list>
      <text:p text:style-name="Text_20_body"><text:span text:style-name="Strong_20_Emphasis">Endpoints principales:</text:span></text:p>
      <text:p text:style-name="Preformatted_20_Text">Copy</text:p>
      <text:p text:style-name="P1"><text:span text:style-name="Source_20_Text"><text:span text:style-name="T1">GET /api/website/vehicles <text:s text:c="7"/>- Obtener vehículos para web</text:span></text:span></text:p>
      <text:p text:style-name="P1"><text:span text:style-name="Source_20_Text"><text:span text:style-name="T1">GET /api/website/featured <text:s text:c="7"/>- Vehículos destacados</text:span></text:span></text:p>
      <text:p text:style-name="P1"><text:span text:style-name="Source_20_Text"><text:span text:style-name="T1">POST /api/website/contact <text:s text:c="7"/>- Formulario de contacto</text:span></text:span></text:p>
      <text:p text:style-name="P1"><text:span text:style-name="Source_20_Text"><text:span text:style-name="T1">GET /api/website/content <text:s text:c="8"/>- Contenido para la web</text:span></text:span></text:p>
      <text:p text:style-name="P2"><text:span text:style-name="Source_20_Text"><text:span text:style-name="T1">GET /api/website/search <text:s text:c="9"/>- Búsqueda para la web</text:span></text:span></text:p>
      <text:h text:style-name="Heading_20_2" text:outline-level="2">Comunicación entre Microservicios</text:h>
      <text:p text:style-name="Text_20_body">La comunicación entre los microservicios se realizará mediante:</text:p>
      <text:list xml:id="list436468892" text:style-name="L7">
        <text:list-item>
          <text:p text:style-name="P16"><text:span text:style-name="Strong_20_Emphasis">API REST</text:span>: Para comunicaciones síncronas y directas </text:p>
        </text:list-item>
        <text:list-item>
          <text:p text:style-name="P16"><text:span text:style-name="Strong_20_Emphasis">RabbitMQ</text:span>: Para comunicación asíncrona y eventos </text:p>
        </text:list-item>
        <text:list-item>
          <text:p text:style-name="P15"><text:span text:style-name="Strong_20_Emphasis">Redis</text:span>: Para caché y datos compartidos temporales </text:p>
        </text:list-item>
      </text:list>
      <text:h text:style-name="Heading_20_2" text:outline-level="2">Base de Datos</text:h>
      <text:p text:style-name="Text_20_body">Cada microservicio tendrá su propia base de datos para garantizar el desacoplamiento:</text:p>
      <text:list xml:id="list2181121081" text:style-name="L8">
        <text:list-item>
          <text:p text:style-name="P18"><text:soft-page-break/><text:span text:style-name="Strong_20_Emphasis">BD Usuarios</text:span>: Información de usuarios, roles y permisos </text:p>
        </text:list-item>
        <text:list-item>
          <text:p text:style-name="P18"><text:span text:style-name="Strong_20_Emphasis">BD Clientes</text:span>: Datos de clientes y CRM </text:p>
        </text:list-item>
        <text:list-item>
          <text:p text:style-name="P18"><text:span text:style-name="Strong_20_Emphasis">BD Vehículos</text:span>: Inventario y detalles de vehículos </text:p>
        </text:list-item>
        <text:list-item>
          <text:p text:style-name="P17"><text:span text:style-name="Strong_20_Emphasis">BD Ventas</text:span>: Transacciones, pagos y contratos </text:p>
        </text:list-item>
      </text:list>
      <text:p text:style-name="Text_20_body">Se utilizará MySQL/MariaDB para todas las bases de datos, con la posibilidad de migrar a servicios AWS RDS en el futur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9T11:09:26.792000000</dc:date>
    <meta:editing-duration>PT9S</meta:editing-duration>
    <meta:editing-cycles>1</meta:editing-cycles>
    <meta:generator>LibreOffice/7.3.0.3$Windows_X86_64 LibreOffice_project/0f246aa12d0eee4a0f7adcefbf7c878fc2238db3</meta:generator>
    <meta:document-statistic meta:table-count="0" meta:image-count="0" meta:object-count="0" meta:page-count="4" meta:paragraph-count="103" meta:word-count="504" meta:character-count="4028" meta:non-whitespace-character-count="3266"/>
  </office:meta>
</office:document-meta>
</file>